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3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752cm"/>
    </style:style>
    <style:style style:name="Column2" style:family="table-column">
      <style:table-column-properties style:column-width="8.255cm"/>
    </style:style>
    <style:style style:name="Column3" style:family="table-column">
      <style:table-column-properties style:column-width="5.503cm"/>
    </style:style>
    <style:style style:name="Row1" style:family="table-row"/>
    <style:style style:name="Cell1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page" fo:line-height="115%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4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4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4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2" style:family="table">
      <style:table-properties table:align="left" style:width="16.51cm" fo:margin-left="0.176cm"/>
    </style:style>
    <style:style style:name="Column4" style:family="table-column">
      <style:table-column-properties style:column-width="3.519cm"/>
    </style:style>
    <style:style style:name="Column5" style:family="table-column">
      <style:table-column-properties style:column-width="5.636cm"/>
    </style:style>
    <style:style style:name="Column6" style:family="table-column">
      <style:table-column-properties style:column-width="7.355cm"/>
    </style:style>
    <style:style style:name="Row5" style:family="table-row"/>
    <style:style style:name="Cell1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4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8_2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6" style:family="table-row"/>
    <style:style style:name="Cell16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_1" style:family="text"/>
    <style:style style:name="T39_2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9_3" style:family="text"/>
    <style:style style:name="T39_4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9_5" style:family="text"/>
    <style:style style:name="T39_6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9_7" style:family="text"/>
    <style:style style:name="T39_8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9_9" style:family="text"/>
    <style:style style:name="T39_10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Cell17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left="0.318cm" fo:margin-right="0cm" style:writing-mode="lr-tb"/>
    </style:style>
    <style:style style:name="T40_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40_2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40_3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40_4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40_5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40_6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40_7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8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3" style:family="table">
      <style:table-properties table:align="left" style:width="16.51cm" fo:margin-left="0.176cm"/>
    </style:style>
    <style:style style:name="Column7" style:family="table-column">
      <style:table-column-properties style:column-width="3.598cm"/>
    </style:style>
    <style:style style:name="Column8" style:family="table-column">
      <style:table-column-properties style:column-width="5.636cm"/>
    </style:style>
    <style:style style:name="Column9" style:family="table-column">
      <style:table-column-properties style:column-width="7.276cm"/>
    </style:style>
    <style:style style:name="Row7" style:family="table-row"/>
    <style:style style:name="Cell1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8_2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8" style:family="table-row"/>
    <style:style style:name="Cell22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/>
    <style:style style:name="T49_2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9_3" style:family="text"/>
    <style:style style:name="T49_4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9_5" style:family="text"/>
    <style:style style:name="T49_6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9_7" style:family="text"/>
    <style:style style:name="T49_8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9_9" style:family="text"/>
    <style:style style:name="T49_10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Cell23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left="0.318cm" fo:margin-right="0cm" style:writing-mode="lr-tb"/>
    </style:style>
    <style:style style:name="T50_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0_2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0_3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0_4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0_5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0_6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0_7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0_8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0_9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0_10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0_1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0_12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0_13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0_14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0_15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center" fo:break-before="auto" fo:text-indent="0cm" fo:line-height="100%" fo:margin-top="0cm" fo:margin-left="0.318cm" fo:margin-right="0cm" style:writing-mode="lr-tb"/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center" fo:break-before="auto" fo:text-indent="0cm" fo:line-height="100%" fo:margin-top="0cm" fo:margin-left="0.318cm" fo:margin-right="0cm" style:writing-mode="lr-tb"/>
    </style:style>
    <style:style style:name="T52_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2_2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2_3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2_4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2_5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2_6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2_7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2_8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2_9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2_10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2_1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2_12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2_13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2_14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2_15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center" fo:break-before="auto" fo:text-indent="0cm" fo:line-height="100%" fo:margin-top="0cm" fo:margin-left="0.318cm" fo:margin-right="0cm" style:writing-mode="lr-tb"/>
    </style:style>
    <style:style style:name="T54_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4_2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4_3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4_4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4_5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4_6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4_7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4_8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4_9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4_10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4_1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4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9" style:family="table-row"/>
    <style:style style:name="Cell25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/>
    <style:style style:name="T57_2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3" style:family="text"/>
    <style:style style:name="T57_4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5" style:family="text"/>
    <style:style style:name="T57_6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7" style:family="text"/>
    <style:style style:name="T57_8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9" style:family="text"/>
    <style:style style:name="T57_10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Cell26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left="0.318cm" fo:margin-right="0cm" style:writing-mode="lr-tb"/>
    </style:style>
    <style:style style:name="T58_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8_2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8_3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8_4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8_5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58_6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center" fo:break-before="auto" fo:text-indent="0cm" fo:line-height="100%" fo:margin-top="0cm" fo:margin-left="0.318cm" fo:margin-right="0cm" style:writing-mode="lr-tb"/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center" fo:break-before="auto" fo:text-indent="0cm" fo:line-height="100%" fo:margin-top="0cm" fo:margin-left="0.318cm" fo:margin-right="0cm" style:writing-mode="lr-tb"/>
    </style:style>
    <style:style style:name="T60_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0_2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0_3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0_4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0_5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0_6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0_7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0_8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0_9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0_10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0_1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P61" style:family="paragraph" style:parent-style-name="Standard">
      <style:paragraph-properties fo:text-align="center" fo:break-before="auto" fo:text-indent="0cm" fo:line-height="100%" fo:margin-top="0cm" fo:margin-left="0.318cm" fo:margin-right="0cm" style:writing-mode="lr-tb"/>
    </style:style>
    <style:style style:name="T61_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1_2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1_3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1_4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1_5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1_6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1_7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1_8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1_9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1_10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1_1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P62" style:family="paragraph" style:parent-style-name="Standard">
      <style:paragraph-properties fo:text-align="center" fo:break-before="auto" fo:text-indent="0cm" fo:line-height="100%" fo:margin-top="0cm" fo:margin-left="0.318cm" fo:margin-right="0cm" style:writing-mode="lr-tb"/>
    </style:style>
    <style:style style:name="T62_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2_2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2_3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2_4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2_5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2_6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2_7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2_8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2_9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2_10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P63" style:family="paragraph" style:parent-style-name="Standard">
      <style:paragraph-properties fo:text-align="center" fo:break-before="auto" fo:text-indent="0cm" fo:line-height="100%" fo:margin-top="0cm" fo:margin-left="0.318cm" fo:margin-right="0cm" style:writing-mode="lr-tb"/>
    </style:style>
    <style:style style:name="T63_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3_2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3_3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3_4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3_5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3_6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3_7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63_8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.318cm" fo:margin-right="0cm" style:writing-mode="lr-tb"/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Cell27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66" style:family="paragraph" style:parent-style-name="Standard">
      <style:paragraph-properties fo:text-align="center"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7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7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7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7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7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7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7_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7_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68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4" style:family="table">
      <style:table-properties table:align="left" style:width="16.51cm" fo:margin-left="0.176cm"/>
    </style:style>
    <style:style style:name="Column10" style:family="table-column">
      <style:table-column-properties style:column-width="3.598cm"/>
    </style:style>
    <style:style style:name="Column11" style:family="table-column">
      <style:table-column-properties style:column-width="5.636cm"/>
    </style:style>
    <style:style style:name="Column12" style:family="table-column">
      <style:table-column-properties style:column-width="7.276cm"/>
    </style:style>
    <style:style style:name="Row10" style:family="table-row"/>
    <style:style style:name="Cell2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1_2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11" style:family="table-row"/>
    <style:style style:name="Cell31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/>
    <style:style style:name="T72_2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72_3" style:family="text"/>
    <style:style style:name="T72_4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72_5" style:family="text"/>
    <style:style style:name="T72_6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72_7" style:family="text"/>
    <style:style style:name="T72_8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72_9" style:family="text"/>
    <style:style style:name="T72_10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Cell32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15%" fo:margin-top="0.106cm" fo:margin-left="0cm" fo:margin-right="0cm" style:writing-mode="lr-tb"/>
    </style:style>
    <style:style style:name="T73_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3_2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3_3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3_4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3_5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3_6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3_7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3_8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3_9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3_10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3_1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3_12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3_13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3_14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3_15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3_16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3_17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P7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3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12" style:family="table-row"/>
    <style:style style:name="Cell34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/>
    <style:style style:name="T76_2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76_3" style:family="text"/>
    <style:style style:name="T76_4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76_5" style:family="text"/>
    <style:style style:name="T76_6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Cell35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15%" fo:margin-top="0.106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77_17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Cell36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13" style:family="table-row"/>
    <style:style style:name="Cell37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/>
    <style:style style:name="T79_2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79_3" style:family="text"/>
    <style:style style:name="T79_4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79_5" style:family="text"/>
    <style:style style:name="T79_6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Cell38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15%" fo:margin-top="0.106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Cell39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weight="bold" style:font-weight-asian="bold" style:font-weight-complex="bold"/>
    </style:style>
    <style:style style:name="T83_2" style:family="text">
      <style:text-properties fo:font-weight="bold" style:font-weight-asian="bold" style:font-weight-complex="bold"/>
    </style:style>
    <style:style style:name="T83_3" style:family="text">
      <style:text-properties fo:font-weight="bold" style:font-weight-asian="bold" style:font-weight-complex="bold"/>
    </style:style>
    <style:style style:name="T83_4" style:family="text">
      <style:text-properties fo:font-weight="bold" style:font-weight-asian="bold" style:font-weight-complex="bold"/>
    </style:style>
    <style:style style:name="T83_5" style:family="text">
      <style:text-properties fo:font-weight="bold" style:font-weight-asian="bold" style:font-weight-complex="bold"/>
    </style:style>
    <style:style style:name="P8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5" style:family="table">
      <style:table-properties table:align="left" style:width="16.51cm" fo:margin-left="0.176cm"/>
    </style:style>
    <style:style style:name="Column13" style:family="table-column">
      <style:table-column-properties style:column-width="3.836cm"/>
    </style:style>
    <style:style style:name="Column14" style:family="table-column">
      <style:table-column-properties style:column-width="5.556cm"/>
    </style:style>
    <style:style style:name="Column15" style:family="table-column">
      <style:table-column-properties style:column-width="7.117cm"/>
    </style:style>
    <style:style style:name="Row14" style:family="table-row"/>
    <style:style style:name="Cell4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15" style:family="table-row"/>
    <style:style style:name="Cell43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/>
    <style:style style:name="T88_2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88_3" style:family="text"/>
    <style:style style:name="T88_4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88_5" style:family="text"/>
    <style:style style:name="T88_6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88_7" style:family="text"/>
    <style:style style:name="T88_8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88_9" style:family="text"/>
    <style:style style:name="T88_10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Cell44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.106cm" fo:margin-bottom="0cm" fo:margin-left="0cm" fo:margin-right="0cm" style:writing-mode="lr-tb"/>
    </style:style>
    <style:style style:name="T89_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9_2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9_3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9_4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9_5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9_6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9_7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9_8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9_9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9_10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9_1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9_12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9_13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9_14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9_15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9_16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9_17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9_18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9_19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9_20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89_2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Cell45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weight="bold" style:font-weight-asian="bold" style:font-weight-complex="bold"/>
    </style:style>
    <style:style style:name="T92_2" style:family="text">
      <style:text-properties fo:font-weight="bold" style:font-weight-asian="bold" style:font-weight-complex="bold"/>
    </style:style>
    <style:style style:name="T92_3" style:family="text">
      <style:text-properties fo:font-weight="bold" style:font-weight-asian="bold" style:font-weight-complex="bold"/>
    </style:style>
    <style:style style:name="T92_4" style:family="text">
      <style:text-properties fo:font-weight="bold" style:font-weight-asian="bold" style:font-weight-complex="bold"/>
    </style:style>
    <style:style style:name="T92_5" style:family="text">
      <style:text-properties fo:font-weight="bold" style:font-weight-asian="bold" style:font-weight-complex="bold"/>
    </style:style>
    <style:style style:name="P9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6" style:family="table">
      <style:table-properties table:align="left" style:width="16.51cm" fo:margin-left="0.176cm"/>
    </style:style>
    <style:style style:name="Column16" style:family="table-column">
      <style:table-column-properties style:column-width="3.836cm"/>
    </style:style>
    <style:style style:name="Column17" style:family="table-column">
      <style:table-column-properties style:column-width="5.556cm"/>
    </style:style>
    <style:style style:name="Column18" style:family="table-column">
      <style:table-column-properties style:column-width="7.117cm"/>
    </style:style>
    <style:style style:name="Row16" style:family="table-row"/>
    <style:style style:name="Cell46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17" style:family="table-row"/>
    <style:style style:name="Cell49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0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center" fo:break-before="auto" fo:text-indent="0cm" fo:line-height="100%" fo:margin-top="0.106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bold" style:font-weight-asian="bold" style:font-weight-complex="bold" style:text-underline-style="none"/>
    </style:style>
    <style:style style:name="Cell51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02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</office:automatic-styles>
  <office:body>
    <office:text>
      <text:p text:style-name="P1"><text:span text:style-name="T1_1">Relatório</text:span><text:span text:style-name="T1_2"><text:s/></text:span><text:span text:style-name="T1_3">de</text:span><text:span text:style-name="T1_4"><text:s/></text:span><text:span text:style-name="T1_5">estabelecimento</text:span><text:span text:style-name="T1_6"><text:s/></text:span><text:span text:style-name="T1_7">da</text:span><text:span text:style-name="T1_8"><text:s/></text:span><text:span text:style-name="T1_9">Baseline</text:span></text:p>
      <text:p text:style-name="P2"/>
      <text:p text:style-name="P3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4"><text:span text:style-name="T4_1">Versão</text:span></text:p>
          </table:table-cell>
          <table:table-cell table:style-name="Cell2">
            <text:p text:style-name="P5"><text:span text:style-name="T5_1">Itens</text:span><text:span text:style-name="T5_2"><text:s/></text:span><text:span text:style-name="T5_3">da</text:span><text:span text:style-name="T5_4"><text:s/></text:span><text:span text:style-name="T5_5">BaselIne</text:span></text:p>
          </table:table-cell>
          <table:table-cell table:style-name="Cell3">
            <text:p text:style-name="P6"><text:span text:style-name="T6_1">Responsável</text:span></text:p>
          </table:table-cell>
        </table:table-row>
        <table:table-row table:style-name="Row2">
          <table:table-cell table:style-name="Cell4">
            <text:p text:style-name="P7"><text:span text:style-name="T7_1">1.0</text:span></text:p>
          </table:table-cell>
          <table:table-cell table:style-name="Cell5">
            <text:p text:style-name="P8"><text:span text:style-name="T8_1">Criação</text:span><text:span text:style-name="T8_2"><text:s/></text:span><text:span text:style-name="T8_3">do</text:span><text:span text:style-name="T8_4"><text:s/></text:span><text:span text:style-name="T8_5">documento</text:span><text:span text:style-name="T8_6">,<text:s/></text:span><text:span text:style-name="T8_7">adição</text:span><text:span text:style-name="T8_8"><text:s/></text:span><text:span text:style-name="T8_9">dos</text:span><text:span text:style-name="T8_10"><text:s/></text:span><text:span text:style-name="T8_11">seguintes</text:span><text:span text:style-name="T8_12"><text:s/></text:span><text:span text:style-name="T8_13">itens</text:span><text:span text:style-name="T8_14"><text:s/></text:span><text:span text:style-name="T8_15">a</text:span><text:span text:style-name="T8_16"><text:s/></text:span><text:span text:style-name="T8_17">BaseLine</text:span><text:span text:style-name="T8_18"><text:s/>:<text:s/></text:span></text:p>
            <text:list text:style-name="LS1" xml:id="list0">
              <text:list-item>
                <text:p text:style-name="P9"><text:span text:style-name="T9_1">Itens</text:span><text:span text:style-name="T9_2"><text:s/></text:span><text:span text:style-name="T9_3">de</text:span><text:span text:style-name="T9_4"><text:s/></text:span><text:span text:style-name="T9_5">escopo</text:span><text:span text:style-name="T9_6">:<text:s/></text:span></text:p>
                <text:list>
                  <text:list-item>
                    <text:p text:style-name="P10"><text:span text:style-name="T10_1">Plano</text:span><text:span text:style-name="T10_2"><text:s/></text:span><text:span text:style-name="T10_3">de</text:span><text:span text:style-name="T10_4"><text:s/></text:span><text:span text:style-name="T10_5">Projeto</text:span><text:span text:style-name="T10_6">;</text:span></text:p>
                  </text:list-item>
                </text:list>
              </text:list-item>
              <text:list-item>
                <text:p text:style-name="P11"><text:span text:style-name="T11_1">Itens</text:span><text:span text:style-name="T11_2"><text:s/></text:span><text:span text:style-name="T11_3">de</text:span><text:span text:style-name="T11_4"><text:s/></text:span><text:span text:style-name="T11_5">requisito</text:span><text:span text:style-name="T11_6">:</text:span></text:p>
                <text:list>
                  <text:list-item>
                    <text:p text:style-name="P12"><text:span text:style-name="T12_1">Especificação</text:span><text:span text:style-name="T12_2"><text:s/></text:span><text:span text:style-name="T12_3">de</text:span><text:span text:style-name="T12_4"><text:s/></text:span><text:span text:style-name="T12_5">Requisitos</text:span><text:span text:style-name="T12_6">;</text:span></text:p>
                  </text:list-item>
                </text:list>
              </text:list-item>
              <text:list-item>
                <text:p text:style-name="P13"><text:span text:style-name="T13_1">Itens</text:span><text:span text:style-name="T13_2"><text:s/></text:span><text:span text:style-name="T13_3">de</text:span><text:span text:style-name="T13_4"><text:s/></text:span><text:span text:style-name="T13_5">Modelo</text:span><text:span text:style-name="T13_6"><text:s/></text:span><text:span text:style-name="T13_7">de</text:span><text:span text:style-name="T13_8"><text:s/></text:span><text:span text:style-name="T13_9">Dados</text:span><text:span text:style-name="T13_10">:</text:span></text:p>
                <text:list>
                  <text:list-item>
                    <text:p text:style-name="P14"><text:span text:style-name="T14_1">Diagrama</text:span><text:span text:style-name="T14_2"><text:s/></text:span><text:span text:style-name="T14_3">entidade</text:span><text:span text:style-name="T14_4"><text:s/></text:span><text:span text:style-name="T14_5">de</text:span><text:span text:style-name="T14_6"><text:s/></text:span><text:span text:style-name="T14_7">relacionamento</text:span></text:p>
                  </text:list-item>
                </text:list>
              </text:list-item>
            </text:list>
          </table:table-cell>
          <table:table-cell table:style-name="Cell6">
            <text:p text:style-name="P15"><text:span text:style-name="T15_1">Gustavo</text:span><text:span text:style-name="T15_2">;</text:span></text:p>
            <text:p text:style-name="P16"><text:span text:style-name="T16_1">Marcos</text:span><text:span text:style-name="T16_2"><text:s/></text:span><text:span text:style-name="T16_3">Paulo</text:span><text:span text:style-name="T16_4">;</text:span></text:p>
          </table:table-cell>
        </table:table-row>
        <table:table-row table:style-name="Row3">
          <table:table-cell table:style-name="Cell7">
            <text:p text:style-name="P17"><text:span text:style-name="T17_1">2.0</text:span></text:p>
          </table:table-cell>
          <table:table-cell table:style-name="Cell8">
            <text:list text:style-name="LS2" xml:id="list6">
              <text:list-item>
                <text:p text:style-name="P18"><text:span text:style-name="T18_1">Itens</text:span><text:span text:style-name="T18_2"><text:s/></text:span><text:span text:style-name="T18_3">de</text:span><text:span text:style-name="T18_4"><text:s/></text:span><text:span text:style-name="T18_5">prototipo</text:span><text:span text:style-name="T18_6">:</text:span></text:p>
                <text:list>
                  <text:list-item>
                    <text:p text:style-name="P19"><text:span text:style-name="T19_1">Prototipos</text:span><text:span text:style-name="T19_2"><text:s/></text:span><text:span text:style-name="T19_3">de</text:span><text:span text:style-name="T19_4"><text:s/></text:span><text:span text:style-name="T19_5">tela</text:span><text:span text:style-name="T19_6">;</text:span></text:p>
                  </text:list-item>
                </text:list>
              </text:list-item>
              <text:list-item>
                <text:p text:style-name="P20"><text:span text:style-name="T20_1">Itens</text:span><text:span text:style-name="T20_2"><text:s/></text:span><text:span text:style-name="T20_3">de</text:span><text:span text:style-name="T20_4"><text:s/></text:span><text:span text:style-name="T20_5">requisito</text:span><text:span text:style-name="T20_6">:</text:span></text:p>
                <text:list>
                  <text:list-item>
                    <text:p text:style-name="P21"><text:span text:style-name="T21_1">Alteração</text:span><text:span text:style-name="T21_2"><text:s/></text:span><text:span text:style-name="T21_3">do</text:span><text:span text:style-name="T21_4"><text:s/></text:span><text:span text:style-name="T21_5">documento</text:span><text:span text:style-name="T21_6"><text:s/></text:span><text:span text:style-name="T21_7">de</text:span><text:span text:style-name="T21_8"><text:s/></text:span><text:span text:style-name="T21_9">requisitos</text:span><text:span text:style-name="T21_10">;</text:span></text:p>
                  </text:list-item>
                </text:list>
              </text:list-item>
            </text:list>
          </table:table-cell>
          <table:table-cell table:style-name="Cell9">
            <text:p text:style-name="P22"><text:span text:style-name="T22_1">Gustavo</text:span><text:span text:style-name="T22_2">;</text:span></text:p>
            <text:p text:style-name="P23"><text:span text:style-name="T23_1">Marcos</text:span><text:span text:style-name="T23_2"><text:s/></text:span><text:span text:style-name="T23_3">Paulo</text:span><text:span text:style-name="T23_4">;</text:span></text:p>
          </table:table-cell>
        </table:table-row>
        <table:table-row table:style-name="Row4">
          <table:table-cell table:style-name="Cell10">
            <text:p text:style-name="P24"><text:span text:style-name="T24_1">3.0</text:span></text:p>
          </table:table-cell>
          <table:table-cell table:style-name="Cell11">
            <text:list text:style-name="LS3" xml:id="list10">
              <text:list-item>
                <text:p text:style-name="P25"><text:span text:style-name="T25_1">Itens</text:span><text:span text:style-name="T25_2"><text:s/></text:span><text:span text:style-name="T25_3">de</text:span><text:span text:style-name="T25_4"><text:s/></text:span><text:span text:style-name="T25_5">Casos</text:span><text:span text:style-name="T25_6"><text:s/></text:span><text:span text:style-name="T25_7">de</text:span><text:span text:style-name="T25_8"><text:s/></text:span><text:span text:style-name="T25_9">teste</text:span><text:span text:style-name="T25_10">;</text:span></text:p>
              </text:list-item>
              <text:list-item>
                <text:p text:style-name="P26"><text:span text:style-name="T26_1">Itens</text:span><text:span text:style-name="T26_2"><text:s/></text:span><text:span text:style-name="T26_3">de</text:span><text:span text:style-name="T26_4"><text:s/></text:span><text:span text:style-name="T26_5">Modelo</text:span><text:span text:style-name="T26_6"><text:s/></text:span><text:span text:style-name="T26_7">de</text:span><text:span text:style-name="T26_8"><text:s/></text:span><text:span text:style-name="T26_9">dados</text:span><text:span text:style-name="T26_10">:</text:span></text:p>
                <text:list>
                  <text:list-item>
                    <text:p text:style-name="P27"><text:span text:style-name="T27_1">Diagramas</text:span></text:p>
                  </text:list-item>
                </text:list>
              </text:list-item>
            </text:list>
          </table:table-cell>
          <table:table-cell table:style-name="Cell12">
            <text:p text:style-name="P28"><text:span text:style-name="T28_1">Gustavo</text:span><text:span text:style-name="T28_2">;</text:span></text:p>
            <text:p text:style-name="P29"><text:span text:style-name="T29_1">Marcos</text:span><text:span text:style-name="T29_2"><text:s/></text:span><text:span text:style-name="T29_3">Paulo</text:span><text:span text:style-name="T29_4">;</text:span></text:p>
            <text:p text:style-name="P30"><text:span text:style-name="T30_1">Daniella</text:span><text:span text:style-name="T30_2">;</text:span></text:p>
          </table:table-cell>
        </table:table-row>
      </table:table>
      <text:p text:style-name="P31"/>
      <text:p text:style-name="P32"><text:span text:style-name="T32_1">BaseLine</text:span><text:span text:style-name="T32_2"><text:s/></text:span><text:span text:style-name="T32_3">APROVADA</text:span></text:p>
      <text:p text:style-name="P33"/>
      <text:p text:style-name="P34"><text:span text:style-name="T34_1">Itens</text:span><text:span text:style-name="T34_2"><text:s/></text:span><text:span text:style-name="T34_3">de</text:span><text:span text:style-name="T34_4"><text:s/></text:span><text:span text:style-name="T34_5">Escopo</text:span></text:p>
      <text:p text:style-name="P35"/>
      <table:table table:style-name="Table2">
        <table:table-column table:style-name="Column4"/>
        <table:table-column table:style-name="Column5"/>
        <table:table-column table:style-name="Column6"/>
        <table:table-row table:style-name="Row5">
          <table:table-cell table:style-name="Cell13">
            <text:p text:style-name="P36"><text:span text:style-name="T36_1">IC</text:span></text:p>
          </table:table-cell>
          <table:table-cell table:style-name="Cell14">
            <text:p text:style-name="P37"><text:span text:style-name="T37_1">Descrição</text:span></text:p>
          </table:table-cell>
          <table:table-cell table:style-name="Cell15">
            <text:p text:style-name="P38"><text:span text:style-name="T38_1">Responsável</text:span><text:span text:style-name="T38_2"><text:s/></text:span></text:p>
          </table:table-cell>
        </table:table-row>
        <table:table-row table:style-name="Row6">
          <table:table-cell table:style-name="Cell16">
            <text:p text:style-name="P39"><text:span text:style-name="T39_1"><text:a xlink:type="simple" xlink:href="https://code.google.com/p/relprev-022013/source/browse/tags/baseline_1.0/Itens_de_Escopo/RELPREV-022013-GPR-PGP_plano_de_projeto_de_software_1.0.odt"><text:span text:style-name="T39_2">Plano</text:span></text:a></text:span><text:span text:style-name="T39_3"><text:a xlink:type="simple" xlink:href="https://code.google.com/p/relprev-022013/source/browse/tags/baseline_1.0/Itens_de_Escopo/RELPREV-022013-GPR-PGP_plano_de_projeto_de_software_1.0.odt"><text:span text:style-name="T39_4">_</text:span></text:a></text:span><text:span text:style-name="T39_5"><text:a xlink:type="simple" xlink:href="https://code.google.com/p/relprev-022013/source/browse/tags/baseline_1.0/Itens_de_Escopo/RELPREV-022013-GPR-PGP_plano_de_projeto_de_software_1.0.odt"><text:span text:style-name="T39_6">de</text:span></text:a></text:span><text:span text:style-name="T39_7"><text:a xlink:type="simple" xlink:href="https://code.google.com/p/relprev-022013/source/browse/tags/baseline_1.0/Itens_de_Escopo/RELPREV-022013-GPR-PGP_plano_de_projeto_de_software_1.0.odt"><text:span text:style-name="T39_8">_</text:span></text:a></text:span><text:span text:style-name="T39_9"><text:a xlink:type="simple" xlink:href="https://code.google.com/p/relprev-022013/source/browse/tags/baseline_1.0/Itens_de_Escopo/RELPREV-022013-GPR-PGP_plano_de_projeto_de_software_1.0.odt"><text:span text:style-name="T39_10">projeto</text:span></text:a></text:span></text:p>
          </table:table-cell>
          <table:table-cell table:style-name="Cell17">
            <text:p text:style-name="P40"><text:span text:style-name="T40_1">ref</text:span><text:span text:style-name="T40_2"><text:s/>#3<text:s/></text:span><text:span text:style-name="T40_3">Plano</text:span><text:span text:style-name="T40_4"><text:s/></text:span><text:span text:style-name="T40_5">de</text:span><text:span text:style-name="T40_6"><text:s/></text:span><text:span text:style-name="T40_7">projeto</text:span></text:p>
            <text:p text:style-name="P41"/>
          </table:table-cell>
          <table:table-cell table:style-name="Cell18">
            <text:p text:style-name="P42"><text:span text:style-name="T42_1">Gabriel</text:span><text:span text:style-name="T42_2"><text:s/></text:span><text:span text:style-name="T42_3">Benício</text:span></text:p>
          </table:table-cell>
        </table:table-row>
      </table:table>
      <text:p text:style-name="P43"/>
      <text:p text:style-name="P44"><text:span text:style-name="T44_1">Itens</text:span><text:span text:style-name="T44_2"><text:s/></text:span><text:span text:style-name="T44_3">de</text:span><text:span text:style-name="T44_4"><text:s/></text:span><text:span text:style-name="T44_5">Requisito</text:span></text:p>
      <text:p text:style-name="P45"/>
      <table:table table:style-name="Table3">
        <table:table-column table:style-name="Column7"/>
        <table:table-column table:style-name="Column8"/>
        <table:table-column table:style-name="Column9"/>
        <table:table-row table:style-name="Row7">
          <table:table-cell table:style-name="Cell19">
            <text:p text:style-name="P46"><text:span text:style-name="T46_1">IC</text:span></text:p>
          </table:table-cell>
          <table:table-cell table:style-name="Cell20">
            <text:p text:style-name="P47"><text:span text:style-name="T47_1">Descrição</text:span></text:p>
          </table:table-cell>
          <table:table-cell table:style-name="Cell21">
            <text:p text:style-name="P48"><text:span text:style-name="T48_1">Responsável</text:span><text:span text:style-name="T48_2"><text:s/></text:span></text:p>
          </table:table-cell>
        </table:table-row>
        <table:table-row table:style-name="Row8">
          <table:table-cell table:style-name="Cell22">
            <text:p text:style-name="P49"><text:span text:style-name="T49_1"><text:a xlink:type="simple" xlink:href="https://code.google.com/p/relprev-022013/source/browse/tags/baseline_1.0/Itens_de_Requisitos/RELPREV-022013-DRE-EOR.pdf"><text:span text:style-name="T49_2">Especificacao</text:span></text:a></text:span><text:span text:style-name="T49_3"><text:a xlink:type="simple" xlink:href="https://code.google.com/p/relprev-022013/source/browse/tags/baseline_1.0/Itens_de_Requisitos/RELPREV-022013-DRE-EOR.pdf"><text:span text:style-name="T49_4">_</text:span></text:a></text:span><text:span text:style-name="T49_5"><text:a xlink:type="simple" xlink:href="https://code.google.com/p/relprev-022013/source/browse/tags/baseline_1.0/Itens_de_Requisitos/RELPREV-022013-DRE-EOR.pdf"><text:span text:style-name="T49_6">de</text:span></text:a></text:span><text:span text:style-name="T49_7"><text:a xlink:type="simple" xlink:href="https://code.google.com/p/relprev-022013/source/browse/tags/baseline_1.0/Itens_de_Requisitos/RELPREV-022013-DRE-EOR.pdf"><text:span text:style-name="T49_8">_</text:span></text:a></text:span><text:span text:style-name="T49_9"><text:a xlink:type="simple" xlink:href="https://code.google.com/p/relprev-022013/source/browse/tags/baseline_1.0/Itens_de_Requisitos/RELPREV-022013-DRE-EOR.pdf"><text:span text:style-name="T49_10">requisitos</text:span></text:a></text:span></text:p>
          </table:table-cell>
          <table:table-cell table:style-name="Cell23">
            <text:p text:style-name="P50"><text:span text:style-name="T50_1">ref</text:span><text:span text:style-name="T50_2"><text:s/>#49<text:s/></text:span><text:span text:style-name="T50_3">Documento</text:span><text:span text:style-name="T50_4"><text:s/></text:span><text:span text:style-name="T50_5">de</text:span><text:span text:style-name="T50_6"><text:s/></text:span><text:span text:style-name="T50_7">especificação</text:span><text:span text:style-name="T50_8"><text:s/></text:span><text:span text:style-name="T50_9">de</text:span><text:span text:style-name="T50_10"><text:s/></text:span><text:span text:style-name="T50_11">objetivos</text:span><text:span text:style-name="T50_12"><text:s/></text:span><text:span text:style-name="T50_13">e</text:span><text:span text:style-name="T50_14"><text:s/></text:span><text:span text:style-name="T50_15">requisitos</text:span></text:p>
            <text:p text:style-name="P51"/>
            <text:p text:style-name="P52"><text:span text:style-name="T52_1">ref</text:span><text:span text:style-name="T52_2"><text:s/>#187<text:s/></text:span><text:span text:style-name="T52_3">Modicações</text:span><text:span text:style-name="T52_4"><text:s/></text:span><text:span text:style-name="T52_5">solicitadas</text:span><text:span text:style-name="T52_6"><text:s/></text:span><text:span text:style-name="T52_7">para</text:span><text:span text:style-name="T52_8"><text:s/></text:span><text:span text:style-name="T52_9">conformidade</text:span><text:span text:style-name="T52_10"><text:s/></text:span><text:span text:style-name="T52_11">com</text:span><text:span text:style-name="T52_12"><text:s/></text:span><text:span text:style-name="T52_13">a</text:span><text:span text:style-name="T52_14"><text:s/></text:span><text:span text:style-name="T52_15">configuração</text:span></text:p>
            <text:p text:style-name="P53"/>
            <text:p text:style-name="P54"><text:span text:style-name="T54_1">ref</text:span><text:span text:style-name="T54_2"><text:s/>#49<text:s/></text:span><text:span text:style-name="T54_3">Modicações</text:span><text:span text:style-name="T54_4"><text:s/></text:span><text:span text:style-name="T54_5">na</text:span><text:span text:style-name="T54_6"><text:s/></text:span><text:span text:style-name="T54_7">estrutura</text:span><text:span text:style-name="T54_8"><text:s/></text:span><text:span text:style-name="T54_9">e</text:span><text:span text:style-name="T54_10"><text:s/></text:span><text:span text:style-name="T54_11">requisitos</text:span></text:p>
            <text:p text:style-name="P55"/>
          </table:table-cell>
          <table:table-cell table:style-name="Cell24">
            <text:p text:style-name="P56"><text:span text:style-name="T56_1">Vinicius</text:span></text:p>
          </table:table-cell>
        </table:table-row>
        <table:table-row table:style-name="Row9">
          <table:table-cell table:style-name="Cell25">
            <text:p text:style-name="P57"><text:span text:style-name="T57_1"><text:a xlink:type="simple" xlink:href="https://code.google.com/p/relprev-022013/source/browse/tags/baseline_2.0/Itens_de_Requisitos/RELPREV-022013-DRE-EOR.pdf"><text:span text:style-name="T57_2">Especificacao</text:span></text:a></text:span><text:span text:style-name="T57_3"><text:a xlink:type="simple" xlink:href="https://code.google.com/p/relprev-022013/source/browse/tags/baseline_2.0/Itens_de_Requisitos/RELPREV-022013-DRE-EOR.pdf"><text:span text:style-name="T57_4">_</text:span></text:a></text:span><text:span text:style-name="T57_5"><text:a xlink:type="simple" xlink:href="https://code.google.com/p/relprev-022013/source/browse/tags/baseline_2.0/Itens_de_Requisitos/RELPREV-022013-DRE-EOR.pdf"><text:span text:style-name="T57_6">de</text:span></text:a></text:span><text:span text:style-name="T57_7"><text:a xlink:type="simple" xlink:href="https://code.google.com/p/relprev-022013/source/browse/tags/baseline_2.0/Itens_de_Requisitos/RELPREV-022013-DRE-EOR.pdf"><text:span text:style-name="T57_8">_</text:span></text:a></text:span><text:span text:style-name="T57_9"><text:a xlink:type="simple" xlink:href="https://code.google.com/p/relprev-022013/source/browse/tags/baseline_2.0/Itens_de_Requisitos/RELPREV-022013-DRE-EOR.pdf"><text:span text:style-name="T57_10">requisitos</text:span></text:a></text:span></text:p>
          </table:table-cell>
          <table:table-cell table:style-name="Cell26">
            <text:p text:style-name="P58"><text:span text:style-name="T58_1">Descrição</text:span><text:span text:style-name="T58_2"><text:s/></text:span><text:span text:style-name="T58_3">da</text:span><text:span text:style-name="T58_4"><text:s/></text:span><text:span text:style-name="T58_5">alteração</text:span><text:span text:style-name="T58_6">:<text:s/></text:span></text:p>
            <text:p text:style-name="P59"/>
            <text:p text:style-name="P60"><text:span text:style-name="T60_1">Criação</text:span><text:span text:style-name="T60_2"><text:s/></text:span><text:span text:style-name="T60_3">das</text:span><text:span text:style-name="T60_4"><text:s/></text:span><text:span text:style-name="T60_5">entidades</text:span><text:span text:style-name="T60_6"><text:s/></text:span><text:span text:style-name="T60_7">ENTIDADE</text:span><text:span text:style-name="T60_8">_</text:span><text:span text:style-name="T60_9">RSV</text:span><text:span text:style-name="T60_10"><text:s/></text:span><text:span text:style-name="T60_11">e</text:span></text:p>
            <text:p text:style-name="P61"><text:span text:style-name="T61_1">ENTIDADE</text:span><text:span text:style-name="T61_2">_</text:span><text:span text:style-name="T61_3">DIV</text:span><text:span text:style-name="T61_4">.<text:s/></text:span><text:span text:style-name="T61_5">Modificação</text:span><text:span text:style-name="T61_6"><text:s/></text:span><text:span text:style-name="T61_7">no</text:span><text:span text:style-name="T61_8"><text:s/></text:span><text:span text:style-name="T61_9">item</text:span><text:span text:style-name="T61_10"><text:s/>4.3<text:s/></text:span><text:span text:style-name="T61_11">e</text:span></text:p>
            <text:p text:style-name="P62"><text:span text:style-name="T62_1">criação</text:span><text:span text:style-name="T62_2"><text:s/></text:span><text:span text:style-name="T62_3">dos</text:span><text:span text:style-name="T62_4"><text:s/></text:span><text:span text:style-name="T62_5">requisitos</text:span><text:span text:style-name="T62_6"><text:s/></text:span><text:span text:style-name="T62_7">funcioais</text:span><text:span text:style-name="T62_8">:<text:s/></text:span><text:span text:style-name="T62_9">RFUN</text:span><text:span text:style-name="T62_10">22,</text:span></text:p>
            <text:p text:style-name="P63"><text:span text:style-name="T63_1">RFUN</text:span><text:span text:style-name="T63_2">23,<text:s/></text:span><text:span text:style-name="T63_3">RFUN</text:span><text:span text:style-name="T63_4">24<text:s/></text:span><text:span text:style-name="T63_5">e</text:span><text:span text:style-name="T63_6"><text:s/></text:span><text:span text:style-name="T63_7">RFUN</text:span><text:span text:style-name="T63_8">24.</text:span></text:p>
            <text:p text:style-name="P64"/>
          </table:table-cell>
          <table:table-cell table:style-name="Cell27">
            <text:p text:style-name="P65"><text:span text:style-name="T65_1">Vinicius</text:span></text:p>
          </table:table-cell>
        </table:table-row>
      </table:table>
      <text:p text:style-name="P66"/>
      <text:p text:style-name="P67"><text:span text:style-name="T67_1">Itens</text:span><text:span text:style-name="T67_2"><text:s/></text:span><text:span text:style-name="T67_3">de</text:span><text:span text:style-name="T67_4"><text:s/></text:span><text:span text:style-name="T67_5">Modelo</text:span><text:span text:style-name="T67_6"><text:s/></text:span><text:span text:style-name="T67_7">de</text:span><text:span text:style-name="T67_8"><text:s/></text:span><text:span text:style-name="T67_9">dados</text:span></text:p>
      <text:p text:style-name="P68"/>
      <table:table table:style-name="Table4">
        <table:table-column table:style-name="Column10"/>
        <table:table-column table:style-name="Column11"/>
        <table:table-column table:style-name="Column12"/>
        <table:table-row table:style-name="Row10">
          <table:table-cell table:style-name="Cell28">
            <text:p text:style-name="P69"><text:span text:style-name="T69_1">IC</text:span></text:p>
          </table:table-cell>
          <table:table-cell table:style-name="Cell29">
            <text:p text:style-name="P70"><text:span text:style-name="T70_1">Descrição</text:span></text:p>
          </table:table-cell>
          <table:table-cell table:style-name="Cell30">
            <text:p text:style-name="P71"><text:span text:style-name="T71_1">Responsável</text:span><text:span text:style-name="T71_2"><text:s/></text:span></text:p>
          </table:table-cell>
        </table:table-row>
        <table:table-row table:style-name="Row11">
          <table:table-cell table:style-name="Cell31">
            <text:p text:style-name="P72"><text:span text:style-name="T72_1"><text:a xlink:type="simple" xlink:href="https://code.google.com/p/relprev-022013/source/browse/tags/baseline_1.0/Itens_de_Modelo_de_Dados/RELPREV-022013-PCP-ER.mwb"><text:span text:style-name="T72_2">Diagrama</text:span></text:a></text:span><text:span text:style-name="T72_3"><text:a xlink:type="simple" xlink:href="https://code.google.com/p/relprev-022013/source/browse/tags/baseline_1.0/Itens_de_Modelo_de_Dados/RELPREV-022013-PCP-ER.mwb"><text:span text:style-name="T72_4">_</text:span></text:a></text:span><text:span text:style-name="T72_5"><text:a xlink:type="simple" xlink:href="https://code.google.com/p/relprev-022013/source/browse/tags/baseline_1.0/Itens_de_Modelo_de_Dados/RELPREV-022013-PCP-ER.mwb"><text:span text:style-name="T72_6">entidade</text:span></text:a></text:span><text:span text:style-name="T72_7"><text:a xlink:type="simple" xlink:href="https://code.google.com/p/relprev-022013/source/browse/tags/baseline_1.0/Itens_de_Modelo_de_Dados/RELPREV-022013-PCP-ER.mwb"><text:span text:style-name="T72_8">_</text:span></text:a></text:span><text:span text:style-name="T72_9"><text:a xlink:type="simple" xlink:href="https://code.google.com/p/relprev-022013/source/browse/tags/baseline_1.0/Itens_de_Modelo_de_Dados/RELPREV-022013-PCP-ER.mwb"><text:span text:style-name="T72_10">relacionamento</text:span></text:a></text:span></text:p>
          </table:table-cell>
          <table:table-cell table:style-name="Cell32">
            <text:p text:style-name="P73"><text:span text:style-name="T73_1">ref</text:span><text:span text:style-name="T73_2">#<text:s/>69<text:s/></text:span><text:span text:style-name="T73_3">Refinado</text:span><text:span text:style-name="T73_4"><text:s/></text:span><text:span text:style-name="T73_5">os</text:span><text:span text:style-name="T73_6"><text:s/></text:span><text:span text:style-name="T73_7">diagramas</text:span><text:span text:style-name="T73_8"><text:s/></text:span><text:span text:style-name="T73_9">e</text:span><text:span text:style-name="T73_10"><text:s/></text:span><text:span text:style-name="T73_11">organizado</text:span><text:span text:style-name="T73_12"><text:line-break/></text:span><text:span text:style-name="T73_13">a</text:span><text:span text:style-name="T73_14"><text:s/></text:span><text:span text:style-name="T73_15">pasta</text:span><text:span text:style-name="T73_16"><text:s/></text:span><text:span text:style-name="T73_17">PCP</text:span></text:p>
            <text:p text:style-name="P74"/>
          </table:table-cell>
          <table:table-cell table:style-name="Cell33">
            <text:p text:style-name="P75"><text:span text:style-name="T75_1">Raul</text:span><text:span text:style-name="T75_2"><text:s/></text:span><text:span text:style-name="T75_3">Barca</text:span></text:p>
          </table:table-cell>
        </table:table-row>
        <table:table-row table:style-name="Row12">
          <table:table-cell table:style-name="Cell34">
            <text:p text:style-name="P76"><text:span text:style-name="T76_1"><text:a xlink:type="simple" xlink:href="https://code.google.com/p/relprev-022013/source/browse/trunk/artefatos_de_processo/PCP/Diagramas/RELPREV-022013-PCP-Diagrama_Classe_1.0.asta"><text:span text:style-name="T76_2">Diagrama</text:span></text:a></text:span><text:span text:style-name="T76_3"><text:a xlink:type="simple" xlink:href="https://code.google.com/p/relprev-022013/source/browse/trunk/artefatos_de_processo/PCP/Diagramas/RELPREV-022013-PCP-Diagrama_Classe_1.0.asta"><text:span text:style-name="T76_4">_</text:span></text:a></text:span><text:span text:style-name="T76_5"><text:a xlink:type="simple" xlink:href="https://code.google.com/p/relprev-022013/source/browse/trunk/artefatos_de_processo/PCP/Diagramas/RELPREV-022013-PCP-Diagrama_Classe_1.0.asta"><text:span text:style-name="T76_6">classe</text:span></text:a></text:span></text:p>
          </table:table-cell>
          <table:table-cell table:style-name="Cell35">
            <text:p text:style-name="P77"><text:span text:style-name="T77_1">ref</text:span><text:span text:style-name="T77_2">#<text:s/>69<text:s/></text:span><text:span text:style-name="T77_3">Refinado</text:span><text:span text:style-name="T77_4"><text:s/></text:span><text:span text:style-name="T77_5">os</text:span><text:span text:style-name="T77_6"><text:s/></text:span><text:span text:style-name="T77_7">diagramas</text:span><text:span text:style-name="T77_8"><text:s/></text:span><text:span text:style-name="T77_9">e</text:span><text:span text:style-name="T77_10"><text:s/></text:span><text:span text:style-name="T77_11">organizado</text:span><text:span text:style-name="T77_12"><text:line-break/></text:span><text:span text:style-name="T77_13">a</text:span><text:span text:style-name="T77_14"><text:s/></text:span><text:span text:style-name="T77_15">pasta</text:span><text:span text:style-name="T77_16"><text:s/></text:span><text:span text:style-name="T77_17">PCP</text:span></text:p>
          </table:table-cell>
          <table:table-cell table:style-name="Cell36">
            <text:p text:style-name="P78"><text:span text:style-name="T78_1">Rogério</text:span><text:span text:style-name="T78_2"><text:s/></text:span><text:span text:style-name="T78_3">e</text:span><text:span text:style-name="T78_4"><text:s/></text:span><text:span text:style-name="T78_5">Ruben</text:span></text:p>
          </table:table-cell>
        </table:table-row>
        <table:table-row table:style-name="Row13">
          <table:table-cell table:style-name="Cell37">
            <text:p text:style-name="P79"><text:span text:style-name="T79_1"><text:a xlink:type="simple" xlink:href="https://code.google.com/p/relprev-022013/source/browse/trunk/artefatos_de_processo/#artefatos_de_processo%2FPCP%2FDiagramas%253Fstate%253Dclosed"><text:span text:style-name="T79_2">Diagrama</text:span></text:a></text:span><text:span text:style-name="T79_3"><text:a xlink:type="simple" xlink:href="https://code.google.com/p/relprev-022013/source/browse/trunk/artefatos_de_processo/#artefatos_de_processo%2FPCP%2FDiagramas%253Fstate%253Dclosed"><text:span text:style-name="T79_4">_</text:span></text:a></text:span><text:span text:style-name="T79_5"><text:a xlink:type="simple" xlink:href="https://code.google.com/p/relprev-022013/source/browse/trunk/artefatos_de_processo/#artefatos_de_processo%2FPCP%2FDiagramas%253Fstate%253Dclosed"><text:span text:style-name="T79_6">sequencia</text:span></text:a></text:span></text:p>
          </table:table-cell>
          <table:table-cell table:style-name="Cell38">
            <text:p text:style-name="P80"><text:span text:style-name="T80_1">ref</text:span><text:span text:style-name="T80_2"><text:s/>#91<text:s/></text:span><text:span text:style-name="T80_3">Diagramas</text:span><text:span text:style-name="T80_4"><text:s/></text:span><text:span text:style-name="T80_5">de</text:span><text:span text:style-name="T80_6"><text:s/></text:span><text:span text:style-name="T80_7">Sequencia</text:span></text:p>
          </table:table-cell>
          <table:table-cell table:style-name="Cell39">
            <text:p text:style-name="P81"><text:span text:style-name="T81_1">Rogério</text:span><text:span text:style-name="T81_2"><text:s/></text:span><text:span text:style-name="T81_3">e</text:span><text:span text:style-name="T81_4"><text:s/></text:span><text:span text:style-name="T81_5">Ruben</text:span></text:p>
          </table:table-cell>
        </table:table-row>
      </table:table>
      <text:p text:style-name="P82"/>
      <text:p text:style-name="P83"><text:span text:style-name="T83_1">Itens</text:span><text:span text:style-name="T83_2"><text:s/></text:span><text:span text:style-name="T83_3">de</text:span><text:span text:style-name="T83_4"><text:s/></text:span><text:span text:style-name="T83_5">Protótipo</text:span></text:p>
      <text:p text:style-name="P84"/>
      <table:table table:style-name="Table5">
        <table:table-column table:style-name="Column13"/>
        <table:table-column table:style-name="Column14"/>
        <table:table-column table:style-name="Column15"/>
        <table:table-row table:style-name="Row14">
          <table:table-cell table:style-name="Cell40">
            <text:p text:style-name="P85"><text:span text:style-name="T85_1">IC</text:span></text:p>
          </table:table-cell>
          <table:table-cell table:style-name="Cell41">
            <text:p text:style-name="P86"><text:span text:style-name="T86_1">Descrição</text:span></text:p>
          </table:table-cell>
          <table:table-cell table:style-name="Cell42">
            <text:p text:style-name="P87"><text:span text:style-name="T87_1">Responsável</text:span></text:p>
          </table:table-cell>
        </table:table-row>
        <table:table-row table:style-name="Row15">
          <table:table-cell table:style-name="Cell43">
            <text:p text:style-name="P88"><text:span text:style-name="T88_1"><text:a xlink:type="simple" xlink:href="https://code.google.com/p/relprev-022013/source/browse/#svn%2Ftags%2Fbaseline_2.0%2FItens_de_Prototipo%2FDesign_de_Interacao"><text:span text:style-name="T88_2">Prototipos</text:span></text:a></text:span><text:span text:style-name="T88_3"><text:a xlink:type="simple" xlink:href="https://code.google.com/p/relprev-022013/source/browse/#svn%2Ftags%2Fbaseline_2.0%2FItens_de_Prototipo%2FDesign_de_Interacao"><text:span text:style-name="T88_4">_</text:span></text:a></text:span><text:span text:style-name="T88_5"><text:a xlink:type="simple" xlink:href="https://code.google.com/p/relprev-022013/source/browse/#svn%2Ftags%2Fbaseline_2.0%2FItens_de_Prototipo%2FDesign_de_Interacao"><text:span text:style-name="T88_6">de</text:span></text:a></text:span><text:span text:style-name="T88_7"><text:a xlink:type="simple" xlink:href="https://code.google.com/p/relprev-022013/source/browse/#svn%2Ftags%2Fbaseline_2.0%2FItens_de_Prototipo%2FDesign_de_Interacao"><text:span text:style-name="T88_8">_</text:span></text:a></text:span><text:span text:style-name="T88_9"><text:a xlink:type="simple" xlink:href="https://code.google.com/p/relprev-022013/source/browse/#svn%2Ftags%2Fbaseline_2.0%2FItens_de_Prototipo%2FDesign_de_Interacao"><text:span text:style-name="T88_10">tela</text:span></text:a></text:span></text:p>
          </table:table-cell>
          <table:table-cell table:style-name="Cell44">
            <text:p text:style-name="P89"><text:span text:style-name="T89_1">ref</text:span><text:span text:style-name="T89_2"><text:s/>#50<text:s/>#90<text:s/></text:span><text:span text:style-name="T89_3">Atualização</text:span><text:span text:style-name="T89_4"><text:s/></text:span><text:span text:style-name="T89_5">das</text:span><text:span text:style-name="T89_6"><text:s/></text:span><text:span text:style-name="T89_7">telas</text:span><text:span text:style-name="T89_8"><text:s/></text:span><text:span text:style-name="T89_9">do</text:span><text:span text:style-name="T89_10"><text:line-break/></text:span><text:span text:style-name="T89_11">protótipo</text:span><text:span text:style-name="T89_12"><text:s/></text:span><text:span text:style-name="T89_13">e</text:span><text:span text:style-name="T89_14"><text:s/></text:span><text:span text:style-name="T89_15">do</text:span><text:span text:style-name="T89_16"><text:s/></text:span><text:span text:style-name="T89_17">design</text:span><text:span text:style-name="T89_18"><text:s/></text:span><text:span text:style-name="T89_19">de</text:span><text:span text:style-name="T89_20"><text:s/></text:span><text:span text:style-name="T89_21">interação</text:span></text:p>
          </table:table-cell>
          <table:table-cell table:style-name="Cell45">
            <text:p text:style-name="P90"><text:span text:style-name="T90_1">Vinicius</text:span><text:span text:style-name="T90_2"><text:s/></text:span></text:p>
          </table:table-cell>
        </table:table-row>
      </table:table>
      <text:p text:style-name="P91"/>
      <text:p text:style-name="P92"><text:span text:style-name="T92_1">Itens</text:span><text:span text:style-name="T92_2"><text:s/></text:span><text:span text:style-name="T92_3">de</text:span><text:span text:style-name="T92_4"><text:s/></text:span><text:span text:style-name="T92_5">Teste</text:span></text:p>
      <text:p text:style-name="P93"/>
      <table:table table:style-name="Table6">
        <table:table-column table:style-name="Column16"/>
        <table:table-column table:style-name="Column17"/>
        <table:table-column table:style-name="Column18"/>
        <table:table-row table:style-name="Row16">
          <table:table-cell table:style-name="Cell46">
            <text:p text:style-name="P94"><text:span text:style-name="T94_1">IC</text:span></text:p>
          </table:table-cell>
          <table:table-cell table:style-name="Cell47">
            <text:p text:style-name="P95"><text:span text:style-name="T95_1">Descrição</text:span></text:p>
          </table:table-cell>
          <table:table-cell table:style-name="Cell48">
            <text:p text:style-name="P96"><text:span text:style-name="T96_1">Responsável</text:span></text:p>
          </table:table-cell>
        </table:table-row>
        <table:table-row table:style-name="Row17">
          <table:table-cell table:style-name="Cell49">
            <text:p text:style-name="P97"><text:span text:style-name="T97_1">Casos</text:span><text:span text:style-name="T97_2"><text:s/></text:span><text:span text:style-name="T97_3">de</text:span><text:span text:style-name="T97_4"><text:s/></text:span><text:span text:style-name="T97_5">teste</text:span></text:p>
          </table:table-cell>
          <table:table-cell table:style-name="Cell50">
            <text:p text:style-name="P98"><text:span text:style-name="T98_1">ref</text:span><text:span text:style-name="T98_2"><text:s/>#327<text:s/></text:span><text:span text:style-name="T98_3">Elaborar</text:span><text:span text:style-name="T98_4"><text:s/></text:span><text:span text:style-name="T98_5">casos</text:span><text:span text:style-name="T98_6"><text:s/></text:span><text:span text:style-name="T98_7">de</text:span><text:span text:style-name="T98_8"><text:s/></text:span><text:span text:style-name="T98_9">testes</text:span><text:span text:style-name="T98_10"><text:s/></text:span><text:span text:style-name="T98_11">de</text:span><text:span text:style-name="T98_12"><text:s/></text:span><text:span text:style-name="T98_13">aceitação</text:span></text:p>
          </table:table-cell>
          <table:table-cell table:style-name="Cell51">
            <text:p text:style-name="P99"><text:span text:style-name="T99_1">Thais</text:span></text:p>
          </table:table-cell>
        </table:table-row>
      </table:table>
      <text:p text:style-name="P100"/>
      <text:p text:style-name="P101"/>
      <text:p text:style-name="P10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